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50be" officeooo:paragraph-rsid="000450be"/>
    </style:style>
    <style:style style:name="P2" style:family="paragraph" style:parent-style-name="Standard">
      <style:text-properties officeooo:rsid="000582a3" officeooo:paragraph-rsid="000582a3"/>
    </style:style>
    <style:style style:name="P3" style:family="paragraph" style:parent-style-name="Standard">
      <style:text-properties officeooo:rsid="0006639b" officeooo:paragraph-rsid="0006639b"/>
    </style:style>
    <style:style style:name="P4" style:family="paragraph" style:parent-style-name="Standard">
      <style:text-properties officeooo:rsid="00071fe8" officeooo:paragraph-rsid="00071fe8"/>
    </style:style>
    <style:style style:name="P5" style:family="paragraph" style:parent-style-name="Standard">
      <style:text-properties officeooo:rsid="0007cf5d" officeooo:paragraph-rsid="0007cf5d"/>
    </style:style>
    <style:style style:name="P6" style:family="paragraph" style:parent-style-name="Standard">
      <style:text-properties officeooo:rsid="000b4f30" officeooo:paragraph-rsid="000b4f30"/>
    </style:style>
    <style:style style:name="P7" style:family="paragraph" style:parent-style-name="Standard">
      <style:text-properties officeooo:rsid="000c5624" officeooo:paragraph-rsid="000c5624"/>
    </style:style>
    <style:style style:name="P8" style:family="paragraph" style:parent-style-name="Standard">
      <style:text-properties officeooo:rsid="000e34bc" officeooo:paragraph-rsid="000e34bc"/>
    </style:style>
    <style:style style:name="P9" style:family="paragraph" style:parent-style-name="Standard">
      <style:text-properties officeooo:rsid="000fa60b" officeooo:paragraph-rsid="000fa60b"/>
    </style:style>
    <style:style style:name="P10" style:family="paragraph" style:parent-style-name="Standard">
      <style:text-properties officeooo:rsid="00108703" officeooo:paragraph-rsid="00108703"/>
    </style:style>
    <style:style style:name="P11" style:family="paragraph" style:parent-style-name="Standard">
      <style:text-properties officeooo:rsid="00114f8e" officeooo:paragraph-rsid="00114f8e"/>
    </style:style>
    <style:style style:name="P12" style:family="paragraph" style:parent-style-name="Standard">
      <style:text-properties officeooo:rsid="00124def" officeooo:paragraph-rsid="00124def"/>
    </style:style>
    <style:style style:name="T1" style:family="text">
      <style:text-properties officeooo:rsid="00096b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5</text:p>
      <text:p text:style-name="P1">Induction and recursion</text:p>
      <text:p text:style-name="P1"/>
      <text:p text:style-name="P3">Mathematical induction</text:p>
      <text:p text:style-name="P3"/>
      <text:p text:style-name="P4">If we can reach level P(1) and we can reach P(k+1) if we can reach P(k), then we can reach every level. </text:p>
      <text:p text:style-name="P4">Base case: P(1)</text:p>
      <text:p text:style-name="P4">Induction case: P(k) -&gt; P(k+1)</text:p>
      <text:p text:style-name="P4"/>
      <text:p text:style-name="P5">1. prove basis step <text:span text:style-name="T1">( P(1) is true)</text:span></text:p>
      <text:p text:style-name="P5">2. show that P(k) -&gt; P(k+1) for all positive integers k</text:p>
      <text:p text:style-name="P5"/>
      <text:p text:style-name="P6">In mathematical induction proofs, you cannot assume that P(k) is true for all positive integers (that assumption goes back to the thing we want to proof, creating circular logic)</text:p>
      <text:p text:style-name="P1"/>
      <text:p text:style-name="P6">Proofs do not always start with 1</text:p>
      <text:p text:style-name="P6"/>
      <text:p text:style-name="P6"/>
      <text:p text:style-name="P7">Example: Prove sum of positive integers from 1 to n is n(n+1)/2</text:p>
      <text:p text:style-name="P7"/>
      <text:p text:style-name="P8">1. basis step is true 1*(1+1)/2 = 1</text:p>
      <text:p text:style-name="P8">2. assume true for P(k)</text:p>
      <text:p text:style-name="P8">Inductive hypothesis: sum of 1 to k is k(k+1)/2</text:p>
      <text:p text:style-name="P8">Under this assumption:</text:p>
      <text:p text:style-name="P8">1+2+...+k+(k+1) = k(k+1)/2 + (k+1) = (k+1)(k+2)/2</text:p>
      <text:p text:style-name="P8"/>
      <text:p text:style-name="P8"/>
      <text:p text:style-name="P9">Cons: </text:p>
      <text:p text:style-name="P9">You cannot always get something as simple for the k+1 case, it might not even be a formula</text:p>
      <text:p text:style-name="P10">You cannot use it to prove anything new, you cannot discover new relationships</text:p>
      <text:p text:style-name="P10"/>
      <text:p text:style-name="P10"/>
      <text:p text:style-name="P11">Example: formula for sum of first n positive odd integers</text:p>
      <text:p text:style-name="P11"/>
      <text:p text:style-name="P12">Proving inequalities</text:p>
      <text:p text:style-name="P12">Use mathematical induction to prove that n&lt;2^n for all positive integers 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16S</meta:editing-duration>
    <meta:editing-cycles>15</meta:editing-cycles>
    <meta:generator>LibreOffice/4.2.0.4$Windows_x86 LibreOffice_project/05dceb5d363845f2cf968344d7adab8dcfb2ba71</meta:generator>
    <dc:date>2014-02-20T13:42:11.978000000</dc:date>
    <meta:document-statistic meta:table-count="0" meta:image-count="0" meta:object-count="0" meta:page-count="1" meta:paragraph-count="22" meta:word-count="192" meta:character-count="1069" meta:non-whitespace-character-count="897"/>
    <meta:user-defined meta:name="Info 1"/>
    <meta:user-defined meta:name="Info 2"/>
    <meta:user-defined meta:name="Info 3"/>
    <meta:user-defined meta:name="Info 4"/>
  </office:meta>
</office:document-meta>
</file>